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8c19" officeooo:paragraph-rsid="001f8c1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203672" officeooo:paragraph-rsid="00215f0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215f0f" officeooo:paragraph-rsid="00215f0f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f8c19" officeooo:paragraph-rsid="00215f0f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language="fr" fo:country="FR" fo:font-style="normal" fo:font-weight="normal" officeooo:rsid="001381a0" officeooo:paragraph-rsid="001f8c1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215f0f" officeooo:paragraph-rsid="00215f0f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21f173" officeooo:paragraph-rsid="0021f173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03672"/>
    </style:style>
    <style:style style:name="T2" style:family="text">
      <style:text-properties officeooo:rsid="00215f0f"/>
    </style:style>
    <style:style style:name="T3" style:family="text">
      <style:text-properties officeooo:rsid="0004969f"/>
    </style:style>
    <style:style style:name="T4" style:family="text">
      <style:text-properties fo:language="fr" fo:country="FR" style:font-size-asian="11pt"/>
    </style:style>
    <style:style style:name="T5" style:family="text">
      <style:text-properties fo:language="fr" fo:country="FR" officeooo:rsid="0004969f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cus</text:p>
      <text:p text:style-name="P1"/>
      <text:p text:style-name="P5"/>
      <text:p text:style-name="P4">Le focus de Mei varie très souvent <text:span text:style-name="T3">selon</text:span> les situations, <text:span text:style-name="T1">cela dépend si vous avez isolez un ennemie voir plusieurs, si un Tank un peu trop dangereux s'approche de vous ou de vos coéquipiers, si un DPS s'en prend à vos supports ou à un de vos Tanks (si <text:s/>il est dans une situations difficile).</text:span></text:p>
      <text:p text:style-name="P2">Tuer ou geler un ennemie n'est pas la seul option pour vous <text:span text:style-name="T2">en débarrassez</text:span>, <text:span text:style-name="T2">mettre un mur pour empêcher un sort dévastateur peut suffire, ou simplement le séparer de vos alliés peut souvent suffire.</text:span></text:p>
      <text:p text:style-name="P3">Votre façon de <text:span text:style-name="T3">gérer</text:span> un ennemie peut changer si c'est un Tank ou un DPS, par exemple vaut mieux geler continuellement un Reinhardt ou un Chopper pour <text:span text:style-name="T3">l’empêcher</text:span> de blesser vos <text:span text:style-name="T3">coéquipiers</text:span> que de lui tirer <text:span text:style-name="T3">bêtement</text:span> dessus en <text:span text:style-name="T3">espérant</text:span> le tuer <text:span text:style-name="T3">suffisamment</text:span> rapidement. </text:p>
      <text:p text:style-name="P6"><text:span text:style-name="T4">Il faut donc alterner </text:span><text:span text:style-name="T5">selon</text:span><text:span text:style-name="T4"> les </text:span><text:span text:style-name="T5">ennemies</text:span><text:span text:style-name="T4"> geler les Tanks et </text:span><text:span text:style-name="T5">privilégier</text:span><text:span text:style-name="T4"> les "pick</text:span><text:span text:style-name="T5">s</text:span><text:span text:style-name="T4"> de glace" sur les ennemies plus fragile.</text:span></text:p>
      <text:p text:style-name="P7"><text:span text:style-name="T4">Vous pouvez de temps en temps contourner l’ennemie pour les surprendre par derrières, ici votre focus sera les support en priorité puis les autres hé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53S</meta:editing-duration>
    <meta:editing-cycles>5</meta:editing-cycles>
    <meta:generator>LibreOffice/5.1.5.2$Windows_x86 LibreOffice_project/7a864d8825610a8c07cfc3bc01dd4fce6a9447e5</meta:generator>
    <dc:date>2017-03-12T19:56:35.949000000</dc:date>
    <meta:document-statistic meta:table-count="0" meta:image-count="0" meta:object-count="0" meta:page-count="1" meta:paragraph-count="6" meta:word-count="180" meta:character-count="1036" meta:non-whitespace-character-count="860"/>
    <meta:user-defined meta:name="Info 1"/>
    <meta:user-defined meta:name="Info 2"/>
    <meta:user-defined meta:name="Info 3"/>
    <meta:user-defined meta:name="Info 4"/>
  </office:meta>
</office:document-meta>
</file>